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5fd2" officeooo:paragraph-rsid="001a5fd2"/>
    </style:style>
    <style:style style:name="P2" style:family="paragraph" style:parent-style-name="Standard">
      <style:text-properties officeooo:rsid="001c2686" officeooo:paragraph-rsid="001c2686"/>
    </style:style>
    <style:style style:name="P3" style:family="paragraph" style:parent-style-name="Standard">
      <style:text-properties officeooo:rsid="001c2686" officeooo:paragraph-rsid="001c2686"/>
    </style:style>
    <style:style style:name="P4" style:family="paragraph" style:parent-style-name="Standard">
      <style:text-properties officeooo:rsid="001de177" officeooo:paragraph-rsid="001de177"/>
    </style:style>
    <style:style style:name="P5" style:family="paragraph" style:parent-style-name="Standard">
      <style:text-properties officeooo:rsid="001a5fd2" officeooo:paragraph-rsid="001a5f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tribucion de nodos en la red, topologias:</text:p>
      <text:p text:style-name="P1">-Centralizado: cuenta con un unico servidor que sirve como un punto enlace de todos los nodos conectados en la red, permite la distribucion y envio de la informacion entre todos los clientes que lo soliciten (napster, Audigalaxy)</text:p>
      <text:p text:style-name="P1">-Hibrida o semicentralizado: Un servidor central que cumple funciones administrativas con el fin de facilitar los servicios entre pares. El nodo realiza una consulta previa al servidor, para luego establecer una conexión con su par (Bittorrent, edonkey, direct connect)</text:p>
      <text:p text:style-name="P1"><text:tab/>. subclasificacion:</text:p>
      <text:p text:style-name="P1"><text:tab/>- Hibrido servidor de referencia: un nodo o para solicita la informacion, el servidor de referencia redirige este al lugar donde se aloja el contenido</text:p>
      <text:p text:style-name="P1"><text:tab/>- Hibrido servidor de contenido: un nodo o par solicita la informacion y este a su vez solicita la informacion al nodo que lo contenga para luego ser distribuido </text:p>
      <text:p text:style-name="P1">-Puro o totalmente descentralizado (P2P)</text:p>
      <text:p text:style-name="P1">Es una red pura todos los participantes son iguales y cada nodo puede hacer las veces de cliente, servidor y enrutador. (Kademlia, ares galaxy, gnutella, freenet, gnutella2 y maidsafe)</text:p>
      <text:p text:style-name="P1"/>
      <text:p text:style-name="P1">Elementos fundamentales de p2p:</text:p>
      <text:p text:style-name="P1">- Pares (unida fundamental): es quien realiza el procesamiento de la informacion en si → pares simples o superpares. Pares simples: se deben a un unico usuario final, lo que permite ofrecer servicios desde este dispositivo y al mismo tiempo servirse de los ofertados en la red (naturaleza dinamica y heterogenea). Superpares: asisten a los pares simples para que puedan encontrar otro pares o recursos de otros pares (naturaleza estatica)</text:p>
      <text:p text:style-name="P1">-grupos de pares: Lo pares pueden organizarse en grupo para que reunan y puedan coseguir un objetivo comun.</text:p>
      <text:p text:style-name="P1">Lo que se busca en si son servicios, los servicios ofrecen funcionalidades o informacion util a traves de la comunicación entre pares</text:p>
      <text:p text:style-name="P1"/>
      <text:p text:style-name="P1">Aplicaciones p2p: emule, utorrent…</text:p>
      <text:p text:style-name="P1"/>
      <text:p text:style-name="P1">Vulnerabilidades: </text:p>
      <text:p text:style-name="P1">- Abrir demasiados puertos a la vez para establecer comunicación</text:p>
      <text:p text:style-name="P1">- muy facil disipar virus y demas programas maliciosos</text:p>
      <text:p text:style-name="P1">- violacion de derechos de autor y propiedad intelectual</text:p>
      <text:p text:style-name="P1">- fallos de seguridad</text:p>
      <text:p text:style-name="P1"/>
      <text:p text:style-name="P1">Desventajas: </text:p>
      <text:p text:style-name="P1">- los pares de nodos se desconcectan despues de descargar: de esta forma reciben datos pero no ceden contenidos por lo que la arquitectuta fallara, ya que no hay de donde descargar.</text:p>
      <text:p text:style-name="P1">- Presencia de los Firewalls: En ocasiones estos evitan que los usuarios reciban contenidos o que a suu vez los cedan</text:p>
      <text:p text:style-name="P1">- Problemas de confianza: en ocasiones se descargan archivos con errores, los cuales pueden contener información que no se desea. En ocasiones las compañias intentan poner trampas para saber quien descarga la informacion</text:p>
      <text:p text:style-name="P1"/>
      <text:p text:style-name="P1">Ventajas:</text:p>
      <text:p text:style-name="P1">- Alta capacidad de almacenamiento: la informacion no se encuentra centralizada, sino que se encuentra distribuida</text:p>
      <text:p text:style-name="P1">- Alta disponibilidad: la informacion se encuentra distribuida, alta probabilidad de conseguir lo que queremos</text:p>
      <text:p text:style-name="P1">- Fiabilidad: aunque falle un nodo , podremos seguir descargando ya que existen mas nodos</text:p>
      <text:p text:style-name="P1">- Distribucion del trafico en la red: a informacion no se solicita toda en un mismo punto</text:p>
      <text:p text:style-name="P1"/>
      <text:p text:style-name="P1"><text:soft-page-break/></text:p>
      <text:p text:style-name="P1">Normalmente la transferencia de archivos se hace con un modelo Cliente – Servidor</text:p>
      <text:p text:style-name="P1"/>
      <text:p text:style-name="P1">socket: </text:p>
      <text:p text:style-name="P1"/>
      <text:p text:style-name="P1">los bloques estan criptograficamente vinculados</text:p>
      <text:p text:style-name="P1">Criptografia(algoritmo criptografico):</text:p>
      <text:p text:style-name="P1">Hash SHA256</text:p>
      <text:p text:style-name="P1"/>
      <text:p text:style-name="P1">Hay dos hash por bloque → hash previo y el hash nuevo</text:p>
      <text:p text:style-name="P1"/>
      <text:p text:style-name="P1"/>
      <text:p text:style-name="P1">Conceptos necesarios:</text:p>
      <text:p text:style-name="P1">Hashing y criptografia</text:p>
      <text:p text:style-name="P1">Registro inmutable</text:p>
      <text:p text:style-name="P1">Red distribuida p2p</text:p>
      <text:p text:style-name="P1">Minado</text:p>
      <text:p text:style-name="P1">protocolo de consenso</text:p>
      <text:p text:style-name="P1"/>
      <text:p text:style-name="P1">Registro inmutable (inmutable ledger):</text:p>
      <text:p text:style-name="P1">Registro → Ledger</text:p>
      <text:p text:style-name="P1"/>
      <text:p text:style-name="P1">Al cambiar el hash la cadena se rompe, como restablecemos la cadena? A traves de una red distribuida p2p</text:p>
      <text:p text:style-name="P1"/>
      <text:p text:style-name="P1">Todos los nodos de una red p2p contienen el mismo blockchain. Al alterarse la informacion en un nodo(ordenador, ...) debido a un hacker que intenta cambiar la informacion de un bloque o lo que sea y por lo tanto cambia el hash nuevo y se rompe la cadena, se anula, ya no hay un vinculo criptografico. Por lo tanto la cadena que el hacker ataco tiene una cadena mas corta entonces el resto de nodos se comunica con ese nodo y le dice que la cadena esta desactualizada y que deberia de actualizarse, el resto de nodos tienen otra configuracion por lo tanto le dice que se actualice. Esto es el protocolo de consenso.</text:p>
      <text:p text:style-name="P1"/>
      <text:p text:style-name="P1">Minado de blockchain:</text:p>
      <text:p text:style-name="P1"/>
      <text:p text:style-name="P1">En un bloque de un blockchain tenemos, el indice, el nonce (lo unico que se puede cambiar), los datos (no se pueden modificar porque manipulariamos la informacion), hash previo (no se puede alterar porque se rompe la cadena) y el hash nuevo</text:p>
      <text:p text:style-name="P1">Hash SHA256: numero hexagesinal de 64 bits que corresponden a letras y numeros, las letras van desde la a hasta la f, la a siendo un 10,b 11, c 12, d 13, e 14, f 15.</text:p>
      <text:p text:style-name="P1"/>
      <text:p text:style-name="P1">Los mineros lo que hacen es que cambian el nonce y van probando diferentes nonce hasta que obtienen el nonce indicado. Cuando creamos nuestro blockchain hay que poner cierta meta que los mineros deben de obtener, esta meta es un numero de hash que queremos que los mineros obtengan y la unica forma que tienen los mineros de obtenerla es cambiando el nonce y haciendo operaciones matematicas con este nonce obteniendo diferentes hashes hasta poder obtner el hash que hemos puesto</text:p>
      <text:p text:style-name="P1">Nonce: (ej: 258, 32 puede ser cualquier numero) el nonce del minero ganador es el golden nonce y el minero que lo obtenga obtiene una recompensa.</text:p>
      <text:p text:style-name="P1">Meta: algoritmo cuyos 0 suelen ser 4 inicialmente y luego empieza el numero. Dificultad de poder minar el blockchain depende del numero de 0.</text:p>
      <text:p text:style-name="P1"/>
      <text:p text:style-name="P1"><text:soft-page-break/>Protocolo de consenso → Hay que entender la tolerancia bizantina de fallas: ej: Hay 4 generales. Digamos que hay un general que comanda sobre el resto de generales, estos se basan sobre las decisiones de este digamos general comandante. Pongamonos en el caso de que el general comandante le dice a todos lo generales que ataquen, en base a esta informacion que reciben dos de los generales reciben la informacion y se la transmiten al resto de generales, es decir le dice a los dos otros generales que ataquen. Pero hay un general traidor que le dice a los generales que huyan en vez de combatir (bloque alterado o hackeado de nuestra blockchain) pero como esos generales han recibido informacion por parte del resto por lo que hay un consenso. Pero que pasa si el general comandante es el traidor, si este dice que ataquen, todos atacaran, si dice que huyan todos huiran por lo tanto siempre va a salir ganando y no tiene sentido el problema. Pero si le dice a 2 que ataquen y a 1 que huya, ahora los 2 que atacan le dicen al otro que tambien ataque entonces ese ha recibido dos de atacar y 1 de que huya y por lo tanto atacara ya que solo hay un traidor y son 3 partes contra 1. este es el protocolo de consenso que protege contra los traidores y debe permitir aguantar contra el mayor numero traidores posible, algoritmo que se utiliza en cualquier sistema de fallas como plantas nucleares, gubernamentales etc.Siempre se mide la resistencia a fallas bizantinas.</text:p>
      <text:p text:style-name="P1"/>
      <text:p text:style-name="P1">Protocolo de consenso:</text:p>
      <text:p text:style-name="P1">2 retos:</text:p>
      <text:p text:style-name="P1">-Atacantes</text:p>
      <text:p text:style-name="P1">-competencia entre cadenas → en una cadena de bloques grande, una distribuida por el mundo, podemos encontrar lag entre nodos, especialmente los que se encuentran a largas distancias los unos con los otros.</text:p>
      <text:p text:style-name="P1"/>
      <text:p text:style-name="P1">Puede ocurrir que 2 nodos que están a larga distancia, debido al lag, puedan minar un bloque al mismo tiempo para eso se necesita un protocolo de consenso, la cadena debe de elegir con que bloque seguirla.</text:p>
      <text:p text:style-name="P1"/>
      <text:p text:style-name="P1">Ejemplo:</text:p>
      <text:p text:style-name="P1">Hay dos computadoras que estan minando el mismo bloque</text:p>
      <text:p text:style-name="P1">En este caso la cadena adoptara el bloque de la computadora que consiga minar mas rapido, la cadena será mas larga en la computadora que mino primero, se aplica la regla de que la cadena mas larga es la que va a ganar y cuando hay duplicados se espera a que se añada otro bloque y cuando se añade el bloque la cadena mas larga gana a la cadena mas corta. El bloque que se estaba creando, pero que ha tardado mas y por lo tanto la cadena se ha alargado antes, contiene informacion de transacciones, esa informacion es enviada al mempool (por ejemplo: bitcoin es minado cada 10 minutos pero las transacciones se realizan cada segundo)</text:p>
      <text:p text:style-name="P1"/>
      <text:p text:style-name="P1">tipo de protocolos de consenso:</text:p>
      <text:p text:style-name="P1">- proof of work: minar consume cpu, electricidad… todo esto es proof of work</text:p>
      <text:p text:style-name="P1">- proof of stack</text:p>
      <text:p text:style-name="P1"/>
      <text:p text:style-name="P1">Crear un blockchain con flask:</text:p>
      <text:p text:style-name="P1">-Crear un ambiente virtual</text:p>
      <text:p text:style-name="P1">- descargar flask para contener el blockchain</text:p>
      <text:p text:style-name="P1">- descargar postman para interaccionar con el blockchain (postman es una interfaz de usuario): se utilizan get requests para poder leer el estado de nuestro bloque o minar un block y post request para añadir una transaccion</text:p>
      <text:p text:style-name="P1">- primero se crea el blockchain y despues se le da la funcionalidad de poder ser minado</text:p>
      <text:p text:style-name="P1">- librerias utilizadas: datetime(cada bloque tiene su timstamp), hashlib (hasheo de bloques), json(poder codificar los bloques antes de hashearlos), flask, jsonify(se crea una web app con flask y jsonify va a regresar los mensajes en postman cuando interaccionesmos con el blockchain)</text:p>
      <text:p text:style-name="P1"><text:soft-page-break/>funcion proof_of_work:</text:p>
      <text:p text:style-name="P1">-chequear si los 4 primeros caracteres del hash operation son “0000”</text:p>
      <text:p text:style-name="P1"/>
      <text:p text:style-name="P1">chequear si todos los bloques en el blockchain tienen el correcto proof of work</text:p>
      <text:p text:style-name="P1">chequear que el previous hash de cada bloque es igual al previous hash de todos los bloques</text:p>
      <text:p text:style-name="P1"/>
      <text:p text:style-name="P1"/>
      <text:p text:style-name="P2">Tenemos 3 capas importantes en el mundo criptografico:</text:p>
      <text:p text:style-name="P2">- La tecnologia (blockchain)</text:p>
      <text:p text:style-name="P2">- El protocolo: manera definida en la que se establece comunicación entre dos entidades (TCP, IP, HTTP) permiten la comunicación entre dispositivos. El protocolo de bitcoin tiene cosas como el consenso,el protocolo de consenso de bitcoin es proof_of_work, el de ethereum es proof_of_stake(2019). El protocolo es como llegan los bloques a un acuerdo, que ocurre cuando dos bloques estan repetidos o cuando un hacker ataca uno de estos bloques. El protocolo tambien dicta se usan las llaves publicas para hacer una autenticacion. Otros protocolos(el de NEO y el de ripple). Todos estos protocolos tiene su propia moneda.</text:p>
      <text:p text:style-name="P2">- el token, activo con el que se recompensa a los mineros por minar bloques. ICO = Token, depende de los contratos inteligentes que estan construidos encima del protocolo que se decide usar. Ethereum es un protocolo popular para crear contratos inteligentes, el protocolo de bitcoin es popular para realizar transacciones. La mayor cantidad de tokens estan construidos encima de ethereum, el protocolo de ethereum te permite aprovechar su red de blockchain para poder crear aplicaciones descentralizadas, estas aplicaciones son creadas a traves de contratos inteligentes. Bitcoin no tiene tokens, solo su propia moneda BTC, bitcoin no tiene tokens porque no facilita la posibilidad de crear contratos inteligentes.</text:p>
      <text:p text:style-name="P2"/>
      <text:p text:style-name="P2">Ecosistema de Bitcoin:</text:p>
      <text:p text:style-name="P2"/>
      <text:p text:style-name="P2">Bitcoin toma todo lo visto anteriormente y lo lleva al nivel de personas. Las personas ya no necesitan hacer transacciones con intermediarios, el intermediario es la red descentralizada bitcoin.</text:p>
      <text:p text:style-name="P2">Hay diferentes personas en una red, nodos. Tambien existen las minas largas, edificios con varios GPUs o ASIC especializados para poder minar → tienen vario poder de hashing y tienen una probilidad alta de encontrar el golden nonce. Tambien existen las redes mineras, conjunto de mineros que comparte la red de hashing y asi poder competir contra las minas largas → recompensa balanceada en funcion de cuanto poder le diste a la red minera. </text:p>
      <text:p text:style-name="P2"/>
      <text:p text:style-name="P2">Politica monetaria de bitcoin:</text:p>
      <text:p text:style-name="P2">El Halving: la cantidad de bitcoin que sale al sistema disminuye a la mitad cada 4 años o 110000 bloques minados. En 2009 se daban 50btc y en 2019 se dan 12,5. Hay una cantidad limitada de bitcoin que se acabara para 2050. Como bitcoin nos permite hacer transacciones financieras tambien hay impuestos y como habra una mayor cantidad de monedas circulando habrá mas impuestos → los impuestos reemplazan las recompensas creando su propia economia.</text:p>
      <text:p text:style-name="P2"/>
      <text:p text:style-name="P2">Frecuencia de Bloques:</text:p>
      <text:p text:style-name="P2">cada cuanto sale un nuevo bloque a la cadena, esto varia dependiendo de la moneda:</text:p>
      <text:p text:style-name="P2">- BTC: 10 min</text:p>
      <text:p text:style-name="P2">- Ethereum: cada 15 seg, es decir cada 15 segundos un minero consigue minar un bloque o sale un bloque en la red</text:p>
      <text:p text:style-name="P2">- Ripple: 3-5 seg</text:p>
      <text:p text:style-name="P2"/>
      <text:p text:style-name="P2">Hardware existente:</text:p>
      <text:p text:style-name="P2">CPU(&lt;10MHash/s) vs GPU(&lt; 1GHash/s) vs ASIC(&gt;1000 Ghash/s, diseñado solo para minar, ciertas criptomonedas solo se pueden minar con este hardware)</text:p>
      <text:p text:style-name="P2"><text:soft-page-break/></text:p>
      <text:p text:style-name="P2">Mempools:</text:p>
      <text:p text:style-name="P2">Los bloques de BTC son añadidos a la cadena cada 10 min </text:p>
      <text:p text:style-name="P2"/>
      <text:p text:style-name="P4">Crear una Criptomoneda:</text:p>
      <text:p text:style-name="P4">3 partes:</text:p>
      <text:p text:style-name="P4">- armar blockchain</text:p>
      <text:p text:style-name="P4">- minar blockchain</text:p>
      <text:p text:style-name="P4">- descentralizar el blockchain: conectar todos los nodos, reemplazar la cadena de cualquier nodo que este desactualizado</text:p>
      <text:p text:style-name="P4"/>
      <text:p text:style-name="P4">Lo que hace a un blockchain una criptomoneda es la transaccion.</text:p>
      <text:p text:style-name="P4">El principio es que podemos hacer transacciones aseguradas por la encriptacion y minada por los mineros, se añade un protocolo de consenso para asegurar que todos los nodos de la red tienen los mismos bloques cuando uno es agregado.</text:p>
      <text:p text:style-name="P4">Tenemos que añadir una lista por separado que contiene las transacciones antes de que estas se añadan al bloque. Las transacciones existen por separado al bloque, van siendo agregadas cuando un minero mina un bloque.</text:p>
      <text:p text:style-name="P4"/>
      <text:p text:style-name="P4">3 pilares para convertir el blockchain en una criptomoneda:</text:p>
      <text:p text:style-name="P4">- 1ero las transacciones</text:p>
      <text:p text:style-name="P4">- 2do incluir el protocolo de consenso: asegurar que todos los nodos estan actualizados con la misma cadena</text:p>
      <text:p text:style-name="P4">-</text:p>
      <text:p text:style-name="P4"/>
      <text:p text:style-name="P4"/>
      <text:p text:style-name="P4">Ethereum y contratos inteligentes (ICO)</text:p>
      <text:p text:style-name="P4"/>
      <text:p text:style-name="P4">Ethereum es una plataforma que permite a otras criptomonedas ser creadas basadas en su protocolo. Ethereum permite crear contratos inteligentes sobre su blockchain. </text:p>
      <text:p text:style-name="P4">Protocolo de Ethereum: La idea es que estamos todos conectados, ahora en el blockchain en vez de guardar transacciones se guardan todos los datos de un programa (ej:contratos creados en solidity)</text:p>
      <text:p text:style-name="P4">Web3.0 en vez de un servidor AWS centralizado</text:p>
      <text:p text:style-name="P4"/>
      <text:p text:style-name="P4">Contrato inteligente: programa que corre sobre el blockchain. Un contrato es un set de reglas que ambas partes estan de acuerdo. Bitcoin script y solidity son lenguajes de programacion que permiten crear contratos sobre el blockchain. La diferencia es que es solidity es turing complete lo que significa que puede añadirle toda la logica que necesites, en cambio Bitcoin script no permite crear bucles(for ni while) porque puede romper el blockchain.</text:p>
      <text:p text:style-name="P4"/>
      <text:p text:style-name="P4">Aplicaciones descentralizadas:</text:p>
      <text:p text:style-name="P4">Los contratos inteligentes corren encima del blockchain, estos contratos nos permiten correr codigo que escribamos. Este codigo no esta hosteado en un servidor central sino esta hosteado en todas las computadoras que hacen parte de la red de nodos. </text:p>
      <text:p text:style-name="P4">Por ej: una web app, tiene backend(manejo de usuarios y parte de atrás de la pagina web, interaccion con BBDD) y frontend (usuarios que interactuan con la web, interfaz grafica que esta corriendo descentralizadamente en el blockchain).</text:p>
      <text:p text:style-name="P4"/>
      <text:p text:style-name="P4">Riesgos de Seguridad:</text:p>
      <text:p text:style-name="P4">- Virus y acceso a archivos privados → cualquier persona puede crear un contrato inteligente con un virus, subirlo al blockchain y <text:s/>poder infectar toda la red ya que al subir el archivo al blockchain actualiza toda la red e infectar todos los nodos. → maquina virtual</text:p>
      <text:p text:style-name="P4"><text:soft-page-break/>- Ciclos infinitos</text:p>
      <text:p text:style-name="P4"/>
      <text:p text:style-name="P4">Bitcoin script →No es Turing complete, no permite ciclos, porque son un riesgo de seguridad. Si programas un ciclo infinito y lo subes al blockchain puedes romper el blockchain.</text:p>
      <text:p text:style-name="P4">Solidity → Si incluye los ciclos, porque?</text:p>
      <text:p text:style-name="P4"/>
      <text:p text:style-name="P4">Mitigacion del riesgo de virus:</text:p>
      <text:p text:style-name="P4">Lo que hace ethereum es que cuando participas en la red te proporciona una maquina virtual de ethereum, que va corriendo encima de tu computadora asique encapsula todo, cualquier problema no va a poder acceder a tus archivos privados.</text:p>
      <text:p text:style-name="P4">Mitigacion del riesgo de ciclos infinitos:</text:p>
      <text:p text:style-name="P4">Concepto de Gas, para cada computacion que corrremos en el blockchain el contrato inteligente debe pagar, podeos pagar utilizando gas, pagamos por cada calculo que hay que correr si hacemos una multiplicacion hay que pagar una cierta cantidad, el codigo que escribimos en solidity se transforma en codigo de computadora de bites y los precios por gas son aplicados y van en funcion del tipo de calculo, obetner una base de datos. Si tu programa tiene un ciclo infinito vas a consumir gas hasta que que te quedes sin y que tu programa ya no pueda correr en el blockchain. Esto es un incentivo para que el codigo sea mas eficiente. (ethgasstation.info)</text:p>
      <text:p text:style-name="P4">La idea de ethereum es crear un sistema en el que las personas pueden correr codigo en el blockchain y pagar por ello con eth una buena manera de mantener el valor de la moneda estable y en aumento.</text:p>
      <text:p text:style-name="P4"/>
      <text:p text:style-name="P4">Organización Descentralizadas Autonomas (DAO)</text:p>
      <text:p text:style-name="P4">Una organización es una estructura jerarquica de posiciones en una empresa(Director – Manager -Empleado) estas personas siguen ciertos protocolos para asegurar que un sistema se ejecuta de manera adecuada. El contrato que firma el empleado al momento de trabajar define las reglas, si creamos un sistema organizado podemos reemplzar a esta personas, es aquí donde podemos integrar los contratos inteligentes. Personas → Contratos. Si codificas bien los contratos vas a obtener una organización que puede correr automaticamente y autonomamente.</text:p>
      <text:p text:style-name="P4">Ej: puedes tener un contrato inteligente diseñado para manejar ciertos buses, otro para rellenar los buses cuando estan vacios, puedes tener otro contrato que se encarga de hacer las rutas mas inteligentes asi ya no hay personas detras del sistema de transporte agilizando el sistema y mucho mas eficiente. </text:p>
      <text:p text:style-name="P4"/>
      <text:p text:style-name="P4">Fork: Los forks ocurren cuando se quiere hacer una actualizacion al software, entonces si se quiere hacer una actualizacion como es un sistema autonomo donde todos tienen que decidir, si la gran mayoria decide que si, se empuja la actulizacion, si la gran mayoria no quiere, no se empuja la actualizacion. Entonces si un porcentaje de la comunidad desea, pueden crear su propio fork y empezar a minar la moneda alterna. </text:p>
      <text:p text:style-name="P4">Existe etc y eth (ethereum clasicc, ethereum contizan a diferentes precios)</text:p>
      <text:p text:style-name="P4"/>
      <text:p text:style-name="P4">Forks suaves y duros (hard fork, soft fork):</text:p>
      <text:p text:style-name="P4">hard fork : Update al software del blockchain, pero algunos usuarios se reusan al cambio, lo que ocurre ahi es que hay un fork</text:p>
      <text:p text:style-name="P1"/>
      <text:p text:style-name="P4">Otro ejemplo de fork:</text:p>
      <text:p text:style-name="P4">Bitcoin en el bloque 4767668 hubo una actualizacon para poder aguantar de 8 MB en vez de 1 MB, en 20 julio 2017 hubo un hard fork porque una gran parte de la comunidad decidio que no queria que los bloques aguantasen mas de 1 MB y por lo tanto se creo BCH(bitcoin cash, 8MB y se puede minar con GPU). El 24 oct 2017 hubo otro hard fork donde se decidio que BTC no se podia minar nada mas que con ASIC y no con GPU por lo que nacio Bitcoin Gold (1MB, se puede minar con GPU). BTC (1 MB, solo se mina con ASIC).</text:p>
      <text:p text:style-name="P4"><text:soft-page-break/>Fork hard or soft → las reglas se hacen mas estrictas.</text:p>
      <text:p text:style-name="P4"/>
      <text:p text:style-name="P4">Ofertas Iniciales de Monedas (ICO: initial coin offering)</text:p>
      <text:p text:style-name="P4"/>
      <text:p text:style-name="P4">- IPO → recaudar mas dinero, expandirse… →personas invierten en <text:s/>Acciones → hace que la empresa sea mas burocratica ya que las personas tienen poder de decision</text:p>
      <text:p text:style-name="P4">- ICO → recaudar, expandirse → personas invierten en Tokens (las personas pueden comprar los productos mas baratos a atraves de tokens) → las personas no tienen poder decision sobre la empresa pero no influye sobre la empresa.</text:p>
      <text:p text:style-name="P4"/>
      <text:p text:style-name="P4">El token es una manera de invertir en la empresa, </text:p>
      <text:p text:style-name="P4"/>
      <text:p text:style-name="P4">(WayBackMachine.org → pagina para poder ver las paginas web en funcion de la epoca)</text:p>
      <text:p text:style-name="P4">Web3.0 corre sobre blockchain a traves de contratos inteligentes probablemente a traves de ethereum y escrito en un lenguaje como solidity→ corre en un servidor descentralizado. Asi nuestra informacion esta protegida y no hay intermediarios.</text:p>
      <text:p text:style-name="P4"/>
      <text:p text:style-name="P4">Ganache → nos permite controlar el blockchain</text:p>
      <text:p text:style-name="P4">MyEtherWallet → abrir el archivo index.html</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12:48:59.900000000</meta:creation-date>
    <dc:date>2024-04-13T12:38:37.785000000</dc:date>
    <meta:editing-duration>P7DT1H28M17S</meta:editing-duration>
    <meta:editing-cycles>3</meta:editing-cycles>
    <meta:generator>EasyOffice/7.6.2.1.0$Windows_X86_64 LibreOffice_project/0bc4d647150f05f02b71ccb5539a4012b57f1faf</meta:generator>
    <meta:document-statistic meta:table-count="0" meta:image-count="0" meta:object-count="0" meta:page-count="7" meta:paragraph-count="137" meta:word-count="3168" meta:character-count="19043" meta:non-whitespace-character-count="15994"/>
  </office:meta>
</office:document-meta>
</file>